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5.533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4.449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4.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4.459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4.681cm"/>
    </style:style>
    <style:style style:name="ro1" style:family="table-row">
      <style:table-row-properties style:row-height="1.192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999999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5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47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4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92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office:annotation draw:style-name="gr1" draw:text-style-name="P1" svg:width="2.899cm" svg:height="3.361cm" svg:x="6.35cm" svg:y="0cm" draw:caption-point-x="-0.61cm" draw:caption-point-y="0.01c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1" office:value-type="string" calcext:value-type="string">
            <office:annotation draw:style-name="gr2" draw:text-style-name="P1" svg:width="2.899cm" svg:height="3.056cm" svg:x="11.16cm" svg:y="0cm" draw:caption-point-x="-0.61cm" draw:caption-point-y="0.01c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1" office:value-type="string" calcext:value-type="string">
            <office:annotation draw:style-name="gr2" draw:text-style-name="P1" svg:width="2.899cm" svg:height="3.056cm" svg:x="16.693cm" svg:y="0cm" draw:caption-point-x="-0.61cm" draw:caption-point-y="0.01c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1" office:value-type="string" calcext:value-type="string">
            <office:annotation draw:style-name="gr3" draw:text-style-name="P1" svg:width="2.899cm" svg:height="2.571cm" svg:x="20.812cm" svg:y="0cm" draw:caption-point-x="-0.61cm" draw:caption-point-y="0.01c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1" office:value-type="string" calcext:value-type="string">
            <office:annotation draw:style-name="gr4" draw:text-style-name="P1" svg:width="2.899cm" svg:height="2.679cm" svg:x="25.26cm" svg:y="0cm" draw:caption-point-x="-0.61cm" draw:caption-point-y="0.01c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1" office:value-type="string" calcext:value-type="string">
            <office:annotation draw:style-name="gr5" draw:text-style-name="P1" svg:width="2.899cm" svg:height="2.176cm" svg:x="29.993cm" svg:y="0cm" draw:caption-point-x="-0.61cm" draw:caption-point-y="0.01c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1" office:value-type="string" calcext:value-type="string">
            <office:annotation draw:style-name="gr6" draw:text-style-name="P1" svg:width="2.899cm" svg:height="1.781cm" svg:x="34.725cm" svg:y="0cm" draw:caption-point-x="-0.61cm" draw:caption-point-y="0.01c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1" office:value-type="string" calcext:value-type="string">
            <office:annotation draw:style-name="gr3" draw:text-style-name="P1" svg:width="2.899cm" svg:height="2.571cm" svg:x="38.816cm" svg:y="0cm" draw:caption-point-x="-0.61cm" draw:caption-point-y="0.01c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2">
          <table:table-cell table:style-name="ce1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1" svg:width="2.899cm" svg:height="2.248cm" svg:x="16.693cm" svg:y="6.158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1" svg:width="2.899cm" svg:height="2.248cm" svg:x="16.693cm" svg:y="6.61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1" svg:width="2.899cm" svg:height="2.248cm" svg:x="16.693cm" svg:y="7.061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1" svg:width="2.899cm" svg:height="2.248cm" svg:x="16.693cm" svg:y="7.513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1" svg:width="2.899cm" svg:height="2.248cm" svg:x="16.693cm" svg:y="8.868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1" svg:width="2.899cm" svg:height="2.248cm" svg:x="16.693cm" svg:y="9.319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1" svg:width="2.899cm" svg:height="2.248cm" svg:x="16.693cm" svg:y="9.771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1" svg:width="2.899cm" svg:height="2.248cm" svg:x="16.693cm" svg:y="10.222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8" draw:text-style-name="P1" svg:width="2.899cm" svg:height="6.126cm" svg:x="3.475cm" svg:y="11.125cm" draw:caption-point-x="-0.61cm" draw:caption-point-y="1.51c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INT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1" svg:width="2.899cm" svg:height="6.126cm" svg:x="3.475cm" svg:y="11.577cm" draw:caption-point-x="-0.61cm" draw:caption-point-y="1.51c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LINESTR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1" svg:width="2.899cm" svg:height="6.126cm" svg:x="3.475cm" svg:y="12.029cm" draw:caption-point-x="-0.61cm" draw:caption-point-y="1.51c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IM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TIME</text:p>
          </table:table-cell>
          <table:table-cell/>
          <table:table-cell table:style-name="ce5"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7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6" draw:text-style-name="P1" svg:width="2.899cm" svg:height="1.781cm" svg:x="3.194cm" svg:y="0cm" draw:caption-point-x="-0.61cm" draw:caption-point-y="0.01c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1" office:value-type="string" calcext:value-type="string">
            <office:annotation draw:style-name="gr9" draw:text-style-name="P1" svg:width="2.899cm" svg:height="3.756cm" svg:x="7.653cm" svg:y="0cm" draw:caption-point-x="-0.61cm" draw:caption-point-y="0.01c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7" draw:text-style-name="P1" svg:width="2.899cm" svg:height="2.248cm" svg:x="16.572cm" svg:y="0cm" draw:caption-point-x="-0.61cm" draw:caption-point-y="0.01c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7" draw:text-style-name="P1" svg:width="2.899cm" svg:height="2.248cm" svg:x="20.256cm" svg:y="0cm" draw:caption-point-x="-0.61cm" draw:caption-point-y="0.01c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7" draw:text-style-name="P1" svg:width="2.899cm" svg:height="2.248cm" svg:x="24.938cm" svg:y="0cm" draw:caption-point-x="-0.61cm" draw:caption-point-y="0.01c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office:value-type="string" calcext:value-type="string">
            <text:p>Impossibl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TIME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TIM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OORDIN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 table:style-name="ce2"/>
          <table:table-cell table:style-name="ce4"/>
          <table:table-cell table:number-columns-repeated="10"/>
          <table:table-cell table:style-name="ce5" table:number-columns-repeated="1008"/>
        </table:table-row>
        <table:table-row table:style-name="ro3">
          <table:table-cell/>
          <table:table-cell table:number-columns-repeated="2" office:value-type="string" calcext:value-type="string">
            <text:p>CO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STRING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number-columns-repeated="2" office:value-type="string" calcext:value-type="string">
            <text:p>NUMER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2"/>
          <table:table-cell table:style-name="ce4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09:01:07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2M56S</meta:editing-duration>
    <meta:editing-cycles>38</meta:editing-cycles>
    <meta:generator>LibreOffice/4.3.7.2$Windows_x86 LibreOffice_project/8a35821d8636a03b8bf4e15b48f59794652c68ba</meta:generator>
    <dc:date>2016-11-25T15:44:49.532000000</dc:date>
    <dc:creator>Philippe Dumoulin</dc:creator>
    <meta:document-statistic meta:table-count="2" meta:cell-count="126" meta:object-count="0"/>
    <meta:user-defined meta:name="Info 1"/>
    <meta:user-defined meta:name="Info 2"/>
    <meta:user-defined meta:name="Info 3"/>
    <meta:user-defined meta:name="Info 4"/>
  </office:meta>
</office:document-meta>
</file>